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8630" officeooo:paragraph-rsid="00198630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1b3950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b39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3rd</text:span> of <text:span text:style-name="T4">February</text:span> 202<text:span text:style-name="T3">1</text:span> under the <text:span text:style-name="T4">40th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5">install a datapack to be able to toggle certain griefings by mobs.</text:span></text:p>
      <text:p text:style-name="P1"/>
      <text:p text:style-name="P1">And proceeds.</text:p>
      <text:p text:style-name="P1"/>
      <text:p text:style-name="P1">Signed by,</text:p>
      <text:p text:style-name="P2">lonewolf13249</text:p>
      <text:p text:style-name="P2">WilliamAC8</text:p>
      <text:p text:style-name="P1"/>
      <text:p text:style-name="P1"/>
      <text:p text:style-name="P1"/>
      <text:p text:style-name="P4"><text:span text:style-name="T1">[</text:span><text:span text:style-name="T2">Motion 40-10: To toggle certain mobgriefings with a datapa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4T09:50:00.007868658</dc:date>
    <meta:editing-duration>PT2M8S</meta:editing-duration>
    <meta:editing-cycles>6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8" meta:word-count="52" meta:character-count="333" meta:non-whitespace-character-count="289"/>
  </office:meta>
</office:document-meta>
</file>